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 Black" svg:font-family="'Source Code Pro Black'"/>
    <style:font-face style:name="inherit" svg:font-family="inherit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7559a"/>
    </style:style>
    <style:style style:name="P2" style:family="paragraph">
      <loext:graphic-properties draw:fill-color="#ffff38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e8f2a1"/>
    </style:style>
    <style:style style:name="P5" style:family="paragraph">
      <style:paragraph-properties fo:margin-left="1.499cm" fo:margin-right="0cm" fo:margin-top="0cm" fo:margin-bottom="0cm" fo:line-height="100%" fo:text-indent="0.199cm"/>
    </style:style>
    <style:style style:name="P6" style:family="paragraph">
      <style:paragraph-properties fo:margin-left="1.499cm" fo:margin-right="0cm" fo:margin-top="0cm" fo:margin-bottom="0cm" fo:line-height="100%" fo:text-indent="0cm"/>
    </style:style>
    <style:style style:name="P7" style:family="paragraph">
      <style:paragraph-properties fo:margin-left="1.3cm" fo:margin-right="0cm" fo:text-indent="0cm"/>
    </style:style>
    <style:style style:name="P8" style:family="paragraph">
      <style:paragraph-properties fo:margin-left="1cm" fo:margin-right="0cm" fo:text-indent="0cm"/>
    </style:style>
    <style:style style:name="P9" style:family="paragraph">
      <style:paragraph-properties fo:margin-left="0.801cm" fo:margin-right="0cm" fo:text-indent="0cm"/>
    </style:style>
    <style:style style:name="P10" style:family="paragraph">
      <style:paragraph-properties fo:margin-left="0.6cm" fo:margin-right="0cm" fo:text-indent="0cm"/>
    </style:style>
    <style:style style:name="P11" style:family="paragraph">
      <loext:graphic-properties draw:fill="none" draw:fill-color="#ffffff"/>
      <style:paragraph-properties fo:margin-left="0.499cm" fo:margin-right="0cm" fo:margin-top="0cm" fo:margin-bottom="0cm" fo:line-height="100%" fo:text-indent="0cm" style:writing-mode="lr-tb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paragraph-properties style:writing-mode="lr-tb"/>
      <style:text-properties fo:font-size="12pt"/>
    </style:style>
    <style:style style:name="P13" style:family="paragraph">
      <style:paragraph-properties fo:margin-left="2.101cm" fo:margin-right="0cm" fo:margin-top="0cm" fo:margin-bottom="0cm" fo:line-height="100%" fo:text-indent="0cm"/>
    </style:style>
    <style:style style:name="P14" style:family="paragraph">
      <style:paragraph-properties fo:margin-left="1.799cm" fo:margin-right="0cm" fo:margin-top="0cm" fo:margin-bottom="0cm" fo:line-height="100%" fo:text-indent="0cm"/>
    </style:style>
    <style:style style:name="P15" style:family="paragraph">
      <style:paragraph-properties fo:margin-left="1.199cm" fo:margin-right="0cm" fo:text-indent="0.3cm"/>
    </style:style>
    <style:style style:name="P16" style:family="paragraph">
      <style:paragraph-properties fo:margin-left="1.101cm" fo:margin-right="0cm" fo:text-indent="0.101cm"/>
    </style:style>
    <style:style style:name="P17" style:family="paragraph">
      <style:paragraph-properties fo:margin-left="0.9cm" fo:margin-right="0cm" fo:text-indent="0.101cm"/>
    </style:style>
    <style:style style:name="P18" style:family="paragraph">
      <style:paragraph-properties fo:margin-left="0.3cm" fo:margin-right="0cm" fo:text-indent="0cm"/>
    </style:style>
    <style:style style:name="P19" style:family="paragraph">
      <loext:graphic-properties draw:fill="none" draw:fill-color="#ffffff"/>
      <style:paragraph-properties fo:margin-left="2.101cm" fo:margin-right="0cm" fo:margin-top="0cm" fo:margin-bottom="0cm" fo:line-height="100%" fo:text-indent="0cm" style:writing-mode="lr-tb"/>
      <style:text-properties fo:font-size="7pt" style:font-size-asian="7pt" style:font-size-complex="7pt"/>
    </style:style>
    <style:style style:name="P20" style:family="paragraph">
      <style:paragraph-properties fo:margin-left="1.6cm" fo:margin-right="0cm" fo:margin-top="0cm" fo:margin-bottom="0cm" fo:line-height="100%" fo:text-indent="0cm"/>
    </style:style>
    <style:style style:name="P21" style:family="paragraph">
      <style:paragraph-properties fo:margin-left="1.199cm" fo:margin-right="0cm" fo:text-indent="0cm"/>
    </style:style>
    <style:style style:name="P22" style:family="paragraph">
      <style:paragraph-properties fo:margin-left="0.9cm" fo:margin-right="0cm" fo:text-indent="0cm"/>
    </style:style>
    <style:style style:name="P23" style:family="paragraph">
      <loext:graphic-properties draw:fill="none" draw:fill-color="#ffffff"/>
      <style:paragraph-properties fo:margin-left="1.6cm" fo:margin-right="0cm" fo:margin-top="0cm" fo:margin-bottom="0cm" fo:line-height="100%" fo:text-indent="0cm" style:writing-mode="lr-tb"/>
      <style:text-properties fo:font-size="7pt" style:font-size-asian="7pt" style:font-size-complex="7pt"/>
    </style:style>
    <style:style style:name="P24" style:family="paragraph">
      <style:paragraph-properties fo:margin-left="1.3cm" fo:margin-right="0cm" fo:margin-top="0cm" fo:margin-bottom="0cm" fo:line-height="100%" fo:text-indent="0.199cm"/>
    </style:style>
    <style:style style:name="P25" style:family="paragraph">
      <style:paragraph-properties fo:margin-left="1.401cm" fo:margin-right="0cm" fo:margin-top="0cm" fo:margin-bottom="0cm" fo:line-height="100%" fo:text-indent="0.199cm"/>
    </style:style>
    <style:style style:name="P26" style:family="paragraph">
      <loext:graphic-properties draw:fill="none" draw:fill-color="#ffffff"/>
      <style:paragraph-properties fo:margin-left="1.499cm" fo:margin-right="0cm" fo:margin-top="0cm" fo:margin-bottom="0cm" fo:line-height="100%" fo:text-indent="0.199cm" style:writing-mode="lr-tb"/>
      <style:text-properties fo:font-size="7pt" style:font-size-asian="7pt" style:font-size-complex="7pt"/>
    </style:style>
    <style:style style:name="P27" style:family="paragraph">
      <style:paragraph-properties fo:margin-left="1.799cm" fo:margin-right="0cm" fo:margin-top="0cm" fo:margin-bottom="0cm" fo:line-height="100%" fo:text-indent="0.199cm"/>
    </style:style>
    <style:style style:name="P28" style:family="paragraph">
      <style:paragraph-properties fo:margin-left="0.7cm" fo:margin-right="0cm" fo:text-indent="0cm"/>
    </style:style>
    <style:style style:name="P29" style:family="paragraph">
      <loext:graphic-properties draw:fill="none" draw:fill-color="#ffffff"/>
      <style:paragraph-properties fo:margin-left="1.799cm" fo:margin-right="0cm" fo:margin-top="0cm" fo:margin-bottom="0cm" fo:line-height="100%" fo:text-indent="0.199cm" style:writing-mode="lr-tb"/>
      <style:text-properties fo:font-size="7pt" style:font-size-asian="7pt" style:font-size-complex="7pt"/>
    </style:style>
    <style:style style:name="P30" style:family="paragraph">
      <loext:graphic-properties draw:fill-color="#acb20c"/>
    </style:style>
    <style:style style:name="P31" style:family="paragraph">
      <style:paragraph-properties fo:text-align="center"/>
    </style:style>
    <style:style style:name="T1" style:family="text">
      <style:text-properties fo:font-variant="normal" fo:text-transform="none" fo:color="#e08c14" loext:opacity="100%" style:text-line-through-style="none" style:text-line-through-type="none" style:font-name="inherit" fo:font-size="9.75pt" fo:letter-spacing="normal" fo:font-style="italic" style:text-underline-style="none" fo:font-weight="bold" officeooo:rsid="000257b2" style:text-blinking="false" fo:background-color="#ffffff" loext:char-shading-value="0" style:font-size-asian="10.5pt" style:font-size-complex="12pt" loext:padding="0cm" loext:border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2pt" fo:font-weight="bold" style:font-weight-asian="bold" style:font-weight-complex="bold"/>
    </style:style>
    <style:style style:name="T8" style:family="text">
      <style:text-properties fo:font-size="12pt"/>
    </style:style>
    <style:style style:name="T9" style:family="text">
      <style:text-properties fo:font-size="7pt" fo:font-style="italic" style:font-size-asian="7pt" style:font-style-asian="italic" style:font-size-complex="7pt" style:font-style-complex="italic"/>
    </style:style>
    <style:style style:name="T10" style:family="text">
      <style:text-properties fo:font-size="7pt" fo:font-style="normal" style:font-size-asian="7pt" style:font-style-asian="normal" style:font-size-complex="7pt" style:font-style-complex="normal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svg:stroke-width="0.101cm" draw:marker-start-width="0.503cm" draw:marker-end-width="0.503cm" draw:fill-color="#ffff38" draw:textarea-horizontal-align="justify" draw:textarea-vertical-align="middle" draw:auto-grow-height="false" fo:min-height="1.092cm" fo:min-width="2.489cm" fo:padding-top="0.049cm" fo:padding-bottom="0.049cm" fo:padding-left="0.049cm" fo:padding-right="0.049cm" style:run-through="foreground"/>
    </style:style>
    <style:style style:name="gr4" style:family="graphic">
      <style:graphic-properties draw:stroke="none" svg:stroke-color="#000000" draw:fill="none" draw:fill-color="#ffffff" fo:min-height="0.639cm" style:run-through="foreground"/>
      <style:paragraph-properties style:writing-mode="lr-tb"/>
    </style:style>
    <style:style style:name="gr5" style:family="graphic">
      <style:graphic-properties draw:fill-color="#e8f2a1" draw:textarea-horizontal-align="justify" draw:textarea-vertical-align="middle" draw:auto-grow-height="false" fo:min-height="1.854cm" fo:min-width="4.431cm" style:run-through="foreground"/>
    </style:style>
    <style:style style:name="gr6" style:family="graphic">
      <style:graphic-properties draw:stroke="none" svg:stroke-color="#000000" draw:fill="none" draw:fill-color="#ffffff" fo:min-height="2.944cm" style:run-through="foreground"/>
      <style:paragraph-properties style:writing-mode="lr-tb"/>
    </style:style>
    <style:style style:name="gr7" style:family="graphic">
      <style:graphic-properties svg:stroke-width="0.101cm" draw:marker-start-width="0.503cm" draw:marker-end-width="0.503cm" draw:fill-color="#ffff38" draw:textarea-horizontal-align="justify" draw:textarea-vertical-align="middle" draw:auto-grow-height="false" fo:min-height="1.102cm" fo:min-width="2.256cm" fo:padding-top="0.049cm" fo:padding-bottom="0.049cm" fo:padding-left="0.049cm" fo:padding-right="0.049cm" style:run-through="foreground"/>
    </style:style>
    <style:style style:name="gr8" style:family="graphic">
      <style:graphic-properties draw:stroke="none" svg:stroke-color="#000000" draw:fill="none" draw:fill-color="#ffffff" fo:min-height="0.591cm" style:run-through="foreground"/>
      <style:paragraph-properties style:writing-mode="lr-tb"/>
    </style:style>
    <style:style style:name="gr9" style:family="graphic">
      <style:graphic-properties draw:fill-color="#e8f2a1" draw:textarea-horizontal-align="justify" draw:textarea-vertical-align="middle" draw:auto-grow-height="false" fo:min-height="2.309cm" fo:min-width="4.463cm" style:run-through="foreground"/>
    </style:style>
    <style:style style:name="gr10" style:family="graphic">
      <style:graphic-properties draw:stroke="none" svg:stroke-color="#000000" draw:fill="none" draw:fill-color="#ffffff" fo:min-height="3.665cm" style:run-through="foreground"/>
      <style:paragraph-properties style:writing-mode="lr-tb"/>
    </style:style>
    <style:style style:name="gr11" style:family="graphic">
      <style:graphic-properties svg:stroke-width="0.101cm" draw:marker-start-width="0.503cm" draw:marker-end-width="0.503cm" draw:fill-color="#ffff38" draw:textarea-horizontal-align="justify" draw:textarea-vertical-align="middle" draw:auto-grow-height="false" fo:min-height="1.092cm" fo:min-width="2.852cm" fo:padding-top="0.049cm" fo:padding-bottom="0.049cm" fo:padding-left="0.049cm" fo:padding-right="0.049cm" style:run-through="foreground"/>
    </style:style>
    <style:style style:name="gr12" style:family="graphic">
      <style:graphic-properties draw:stroke="none" svg:stroke-color="#000000" draw:fill="none" draw:fill-color="#ffffff" fo:min-height="0.614cm" style:run-through="foreground"/>
      <style:paragraph-properties style:writing-mode="lr-tb"/>
    </style:style>
    <style:style style:name="gr13" style:family="graphic">
      <style:graphic-properties draw:fill-color="#e8f2a1" draw:textarea-horizontal-align="justify" draw:textarea-vertical-align="middle" draw:auto-grow-height="false" fo:min-height="1.854cm" fo:min-width="4.027cm" style:run-through="foreground"/>
    </style:style>
    <style:style style:name="gr14" style:family="graphic">
      <style:graphic-properties draw:stroke="none" svg:stroke-color="#000000" draw:fill="none" draw:fill-color="#ffffff" fo:min-height="2.76cm" style:run-through="foreground"/>
      <style:paragraph-properties style:writing-mode="lr-tb"/>
    </style:style>
    <style:style style:name="gr15" style:family="graphic">
      <style:graphic-properties svg:stroke-width="0.101cm" draw:marker-start-width="0.503cm" draw:marker-end-width="0.503cm" draw:fill-color="#ffff38" draw:textarea-horizontal-align="justify" draw:textarea-vertical-align="middle" draw:auto-grow-height="false" fo:min-height="1.092cm" fo:min-width="1.737cm" fo:padding-top="0.049cm" fo:padding-bottom="0.049cm" fo:padding-left="0.049cm" fo:padding-right="0.049cm" style:run-through="foreground"/>
    </style:style>
    <style:style style:name="gr16" style:family="graphic">
      <style:graphic-properties draw:stroke="none" svg:stroke-color="#000000" draw:fill="none" draw:fill-color="#ffffff" fo:min-height="0.661cm" style:run-through="foreground"/>
      <style:paragraph-properties style:writing-mode="lr-tb"/>
    </style:style>
    <style:style style:name="gr17" style:family="graphic">
      <style:graphic-properties draw:fill-color="#e8f2a1" draw:textarea-horizontal-align="justify" draw:textarea-vertical-align="middle" draw:auto-grow-height="false" fo:min-height="1.494cm" fo:min-width="4.431cm" style:run-through="foreground"/>
    </style:style>
    <style:style style:name="gr18" style:family="graphic">
      <style:graphic-properties draw:stroke="none" svg:stroke-color="#000000" draw:fill="none" draw:fill-color="#ffffff" fo:min-height="2.369cm" style:run-through="foreground"/>
      <style:paragraph-properties style:writing-mode="lr-tb"/>
    </style:style>
    <style:style style:name="gr19" style:family="graphic">
      <style:graphic-properties svg:stroke-width="0.101cm" draw:marker-start-width="0.503cm" draw:marker-end-width="0.503cm" draw:fill-color="#ffff38" draw:textarea-horizontal-align="justify" draw:textarea-vertical-align="middle" draw:auto-grow-height="false" fo:min-height="1.092cm" fo:min-width="3.159cm" fo:padding-top="0.049cm" fo:padding-bottom="0.049cm" fo:padding-left="0.049cm" fo:padding-right="0.049cm" style:run-through="foreground"/>
    </style:style>
    <style:style style:name="gr20" style:family="graphic">
      <style:graphic-properties draw:stroke="none" svg:stroke-color="#000000" draw:fill="none" draw:fill-color="#ffffff" fo:min-height="0.61cm" style:run-through="foreground"/>
      <style:paragraph-properties style:writing-mode="lr-tb"/>
    </style:style>
    <style:style style:name="gr21" style:family="graphic">
      <style:graphic-properties svg:stroke-width="0.101cm" svg:stroke-color="#3b160e" draw:marker-start-width="0.503cm" draw:marker-end-width="0.503cm" draw:fill-color="#acb20c" draw:textarea-horizontal-align="justify" draw:textarea-vertical-align="middle" draw:auto-grow-height="false" fo:min-height="0.991cm" fo:min-width="2.233cm" fo:padding-top="0.049cm" fo:padding-bottom="0.049cm" fo:padding-left="0.049cm" fo:padding-right="0.049cm" style:run-through="foreground"/>
    </style:style>
    <style:style style:name="gr22" style:family="graphic">
      <style:graphic-properties draw:stroke="none" svg:stroke-color="#000000" draw:fill="none" draw:fill-color="#ffffff" fo:min-height="0.644cm" style:run-through="foreground"/>
      <style:paragraph-properties style:writing-mode="lr-tb"/>
    </style:style>
    <style:style style:name="gr23" style:family="graphic">
      <style:graphic-properties draw:textarea-horizontal-align="center" draw:textarea-vertical-align="middle" style:run-through="foreground"/>
    </style:style>
    <style:style style:name="gr2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senvolvimento 7</text:p>
      <text:p text:style-name="Standard">Aluno: Alex Barros</text:p>
      <text:p text:style-name="Standard">Data: 29/04/2023.</text:p>
      <text:p text:style-name="Standard"/>
      <text:p text:style-name="Standard">Crie uma representação gráfica (diagrama, infográfico ou slides) para apresentar </text:p>
      <text:p text:style-name="Standard">as possibilidades de atuação como UX e UI designer e destaque as habilidades requeridas.</text:p>
      <text:p text:style-name="Standard"/>
      <text:p text:style-name="Standard"/>
      <text:p text:style-name="P1"><draw:g text:anchor-type="paragraph" draw:z-index="3" draw:name="DrawObject1" draw:style-name="gr1"><draw:g draw:name="DrawObject2" draw:style-name="gr2"><draw:g draw:name="DrawObject6" draw:style-name="gr2"><draw:g draw:name="DrawObject6" draw:style-name="gr2"><draw:custom-shape draw:name="Forma 2" draw:style-name="gr3" draw:text-style-name="P2" svg:width="2.588cm" svg:height="1.191cm" svg:x="8.836cm" svg:y="1.22cm"><text:p/><draw:enhanced-geometry svg:viewBox="0 0 21600 21600" draw:type="rectangle" draw:enhanced-path="M 0 0 L 21600 0 21600 21600 0 21600 0 0 Z N"/></draw:custom-shape><draw:frame draw:name="Quadro de texto 2" draw:style-name="gr4" draw:text-style-name="P3" svg:width="2.417cm" svg:height="0.639cm" svg:x="9.019cm" svg:y="1.55cm"><draw:text-box><text:p><text:span text:style-name="T2">UX</text:span> <text:span text:style-name="T3">r</text:span><text:span text:style-name="T4">esearcher</text:span></text:p></draw:text-box></draw:frame></draw:g><draw:g draw:name="DrawObject7" draw:style-name="gr2"><draw:custom-shape draw:name="Forma 3" draw:style-name="gr5" draw:text-style-name="P4" svg:width="7.039cm" svg:height="2.945cm" svg:x="11.406cm" svg:y="-0.487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draw:name="Quadro de texto 3" draw:style-name="gr6" draw:text-style-name="P11" svg:width="6.792cm" svg:height="2.945cm" svg:x="11.406cm" svg:y="-0.487cm"><draw:text-box><text:p text:style-name="P5"><text:span text:style-name="T5">·</text:span><text:span text:style-name="T6">Escalar pessoas, agendar e efetuar entrevistas, grupos focais, Card Sorting, testes de facilidade </text:span></text:p><text:p text:style-name="P6"><text:span text:style-name="T6">de uso, etc;</text:span></text:p><text:p text:style-name="P7"><text:span text:style-name="T5">·</text:span><text:span text:style-name="T6">Examinar qualitativa e quantitativamente os </text:span></text:p><text:p text:style-name="P8"><text:span text:style-name="T6">dados adquiridos por meio de fontes;</text:span></text:p><text:p text:style-name="P9"><text:span text:style-name="T5">·</text:span><text:span text:style-name="T6">Por meio do resumo dos dados adquiridos, </text:span></text:p><text:p text:style-name="P10"><text:span text:style-name="T6">criar personas, jornadas do usuário, mapas de </text:span></text:p><text:p text:style-name="P10"><text:span text:style-name="T6">empatia, entre outros.</text:span></text:p></draw:text-box></draw:frame></draw:g></draw:g><draw:g draw:name="DrawObject2" draw:style-name="gr2"><draw:g draw:name="DrawObject2" draw:style-name="gr2"><draw:custom-shape draw:name="Forma 4" draw:style-name="gr7" draw:text-style-name="P2" svg:width="2.356cm" svg:height="1.202cm" svg:x="9.051cm" svg:y="5.112cm"><text:p/><draw:enhanced-geometry svg:viewBox="0 0 21600 21600" draw:type="rectangle" draw:enhanced-path="M 0 0 L 21600 0 21600 21600 0 21600 0 0 Z N"/></draw:custom-shape><draw:frame draw:name="Quadro de texto 4" draw:style-name="gr8" draw:text-style-name="P12" svg:width="2.056cm" svg:height="0.592cm" svg:x="9.213cm" svg:y="5.441cm"><draw:text-box><text:p><text:span text:style-name="T7">UX</text:span><text:span text:style-name="T8"> </text:span><text:span text:style-name="T4">strategist</text:span></text:p></draw:text-box></draw:frame></draw:g><draw:custom-shape draw:name="Forma 5" draw:style-name="gr9" draw:text-style-name="P4" svg:width="7.088cm" svg:height="3.666cm" svg:x="11.423cm" svg:y="2.647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draw:name="Quadro de texto 5" draw:style-name="gr10" draw:text-style-name="P19" svg:width="6.409cm" svg:height="3.666cm" svg:x="11.423cm" svg:y="2.647cm"><draw:text-box><text:p text:style-name="P13"><text:span text:style-name="T5">·</text:span><text:span text:style-name="T6">Ordenar objetivos de negócios e </text:span></text:p><text:p text:style-name="P14"><text:span text:style-name="T6">precisão dos usuários, administrando decisões estratégicas de design;</text:span></text:p><text:p text:style-name="P15"><text:span text:style-name="T5">·</text:span><text:span text:style-name="T6">Agrupar e traduzir os dados adquiridos de </text:span></text:p><text:p text:style-name="P16"><text:span text:style-name="T6">diferentes fontes para caracterizar oportunidades estratégicas e sugerir produtos e serviços </text:span></text:p><text:p text:style-name="P17"><text:span text:style-name="T6">inovadores;</text:span></text:p><text:p text:style-name="P10"><text:span text:style-name="T5">·</text:span><text:span text:style-name="T6">Expor opniões de pesquisa para as partes </text:span></text:p><text:p text:style-name="P10"><text:span text:style-name="T6">interessadas, incluindo executivos e de </text:span></text:p><text:p text:style-name="P18"><text:span text:style-name="T6">negócios, procurando apoiar a tomada de decisão.</text:span></text:p></draw:text-box></draw:frame></draw:g><draw:g draw:name="DrawObject3" draw:style-name="gr2"><draw:g draw:name="DrawObject3" draw:style-name="gr2"><draw:custom-shape draw:name="Forma 6" draw:style-name="gr11" draw:text-style-name="P2" svg:width="2.952cm" svg:height="1.191cm" svg:x="8.472cm" svg:y="8.366cm"><text:p/><draw:enhanced-geometry svg:viewBox="0 0 21600 21600" draw:type="rectangle" draw:enhanced-path="M 0 0 L 21600 0 21600 21600 0 21600 0 0 Z N"/></draw:custom-shape><draw:frame draw:name="Quadro de texto 6" draw:style-name="gr12" draw:text-style-name="P3" svg:width="2.789cm" svg:height="0.615cm" svg:x="8.673cm" svg:y="8.696cm"><draw:text-box><text:p><text:span text:style-name="T2">UX</text:span> <text:span text:style-name="T4">voice designer</text:span></text:p></draw:text-box></draw:frame></draw:g><draw:custom-shape draw:name="Forma 7" draw:style-name="gr13" draw:text-style-name="P4" svg:width="6.395cm" svg:height="2.945cm" svg:x="11.406cm" svg:y="6.613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draw:name="Quadro de texto 7" draw:style-name="gr14" draw:text-style-name="P23" svg:width="6.395cm" svg:height="2.761cm" svg:x="11.441cm" svg:y="6.613cm"><draw:text-box><text:p text:style-name="P20"><text:span text:style-name="T5">·</text:span><text:span text:style-name="T6">Mapear e associar expressões a uma </text:span></text:p><text:p text:style-name="P20"><text:span text:style-name="T6">definida intenção;</text:span></text:p><text:p text:style-name="P21"><text:span text:style-name="T5">·</text:span><text:span text:style-name="T6">Entender as respostas emocionais das </text:span></text:p><text:p text:style-name="P8"><text:span text:style-name="T6">pessoas às desiguais interações de voz;</text:span></text:p><text:p text:style-name="P8"><text:span text:style-name="T5">·</text:span><text:span text:style-name="T6">Observar os diferentes caminhos </text:span></text:p><text:p text:style-name="P22"><text:span text:style-name="T6">conversacionais para adequar o sistema </text:span></text:p><text:p text:style-name="P10"><text:span text:style-name="T6">de voz.</text:span></text:p></draw:text-box></draw:frame></draw:g><draw:g draw:name="DrawObject4" draw:style-name="gr2"><draw:g draw:name="DrawObject4" draw:style-name="gr2"><draw:custom-shape draw:name="Forma 8" draw:style-name="gr15" draw:text-style-name="P2" svg:width="1.837cm" svg:height="1.191cm" svg:x="9.57cm" svg:y="11.026cm"><text:p/><draw:enhanced-geometry svg:viewBox="0 0 21600 21600" draw:type="rectangle" draw:enhanced-path="M 0 0 L 21600 0 21600 21600 0 21600 0 0 Z N"/></draw:custom-shape><draw:frame draw:name="Quadro de texto 8" draw:style-name="gr16" draw:text-style-name="P3" svg:width="1.646cm" svg:height="0.662cm" svg:x="9.76cm" svg:y="11.356cm"><draw:text-box><text:p><text:span text:style-name="T2">UX</text:span> <text:span text:style-name="T4">writer</text:span></text:p></draw:text-box></draw:frame></draw:g><draw:custom-shape draw:name="Forma 9" draw:style-name="gr17" draw:text-style-name="P4" svg:width="7.039cm" svg:height="2.37cm" svg:x="11.406cm" svg:y="9.84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draw:name="Quadro de texto 9" draw:style-name="gr18" draw:text-style-name="P26" svg:width="6.792cm" svg:height="2.37cm" svg:x="11.406cm" svg:y="9.848cm"><draw:text-box><text:p text:style-name="P5"><text:span text:style-name="T5">·</text:span><text:span text:style-name="T6">Analisar como a linguagem aderida na interface </text:span></text:p><text:p text:style-name="P24"><text:span text:style-name="T6">e nos elementos de </text:span><text:span text:style-name="T9">design </text:span><text:span text:style-name="T10">interativo possibilitam </text:span></text:p><text:p text:style-name="P25"><text:span text:style-name="T10">uma descrição lógica na jornada do usuário</text:span><text:span text:style-name="T6">;</text:span></text:p><text:p text:style-name="P21"><text:span text:style-name="T5">·</text:span><text:span text:style-name="T6">Efetuar um processo iterativo de análise e </text:span></text:p><text:p text:style-name="P9"><text:span text:style-name="T6">renovar continuamente os documentos que </text:span></text:p><text:p text:style-name="P10"><text:span text:style-name="T6">norteiam a tônica do produto.</text:span></text:p></draw:text-box></draw:frame></draw:g><draw:g draw:name="DrawObject5" draw:style-name="gr2"><draw:g draw:name="DrawObject5" draw:style-name="gr2"><draw:custom-shape draw:name="Forma 10" draw:style-name="gr19" draw:text-style-name="P2" svg:width="3.259cm" svg:height="1.191cm" svg:x="8.148cm" svg:y="14.219cm"><text:p/><draw:enhanced-geometry svg:viewBox="0 0 21600 21600" draw:type="rectangle" draw:enhanced-path="M 0 0 L 21600 0 21600 21600 0 21600 0 0 Z N"/></draw:custom-shape><draw:frame draw:name="Quadro de texto 10" draw:style-name="gr20" draw:text-style-name="P3" svg:width="2.908cm" svg:height="0.611cm" svg:x="8.363cm" svg:y="14.548cm"><draw:text-box><text:p><text:span text:style-name="T2">UX e UI</text:span> <text:span text:style-name="T4">developer</text:span></text:p></draw:text-box></draw:frame></draw:g><draw:custom-shape draw:name="Forma 11" draw:style-name="gr5" draw:text-style-name="P4" svg:width="7.039cm" svg:height="2.945cm" svg:x="11.406cm" svg:y="12.486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draw:name="Quadro de texto 11" draw:style-name="gr6" draw:text-style-name="P29" svg:width="6.709cm" svg:height="2.945cm" svg:x="11.406cm" svg:y="12.465cm"><draw:text-box><text:p text:style-name="P27"><text:span text:style-name="T5">·</text:span><text:span text:style-name="T6">Criar </text:span><text:span text:style-name="T9">storyboards</text:span><text:span text:style-name="T6">, fluxos de processos e </text:span><text:span text:style-name="T9">sitemaps</text:span><text:span text:style-name="T6"> para exemplificar ideias de </text:span><text:span text:style-name="T9">design</text:span><text:span text:style-name="T6">;</text:span></text:p><text:p text:style-name="P7"><text:span text:style-name="T5">·</text:span><text:span text:style-name="T6">Gerar </text:span><text:span text:style-name="T9">wireframes</text:span><text:span text:style-name="T6"> e </text:span><text:span text:style-name="T9">mockups</text:span><text:span text:style-name="T6"> de UI que explanam </text:span></text:p><text:p text:style-name="P21"><text:span text:style-name="T6">como </text:span><text:span text:style-name="T9">sites</text:span><text:span text:style-name="T6"> e aplicativos devem ser;</text:span></text:p><text:p text:style-name="P8"><text:span text:style-name="T5">·</text:span><text:span text:style-name="T6">Conceber protótipos de alta fidelidade para </text:span></text:p><text:p text:style-name="P28"><text:span text:style-name="T6">exemplificar soluções complexas ou mecanismos </text:span></text:p><text:p text:style-name="P28"><text:span text:style-name="T6">de </text:span><text:span text:style-name="T9">design</text:span><text:span text:style-name="T6"> interativo.</text:span></text:p></draw:text-box></draw:frame></draw:g></draw:g><draw:g draw:name="DrawObject1" draw:style-name="gr2"><draw:g draw:name="DrawObject1" draw:style-name="gr2"><draw:custom-shape draw:name="Forma 1" draw:style-name="gr21" draw:text-style-name="P30" svg:width="2.449cm" svg:height="1.207cm" svg:x="0.743cm" svg:y="8.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Quadro de texto 1" draw:style-name="gr22" draw:text-style-name="P12" svg:width="1.343cm" svg:height="0.645cm" svg:x="1.385cm" svg:y="8.666cm"><draw:text-box><text:p><text:span text:style-name="T8">UX/UI</text:span></text:p></draw:text-box></draw:frame></draw:g><draw:line draw:name="Linha 1" draw:style-name="gr23" draw:text-style-name="P31" svg:x1="3.191cm" svg:y1="8.856cm" svg:x2="8.835cm" svg:y2="1.848cm"><text:p/></draw:line><draw:line draw:name="Linha 3" draw:style-name="gr23" draw:text-style-name="P31" svg:x1="3.191cm" svg:y1="8.856cm" svg:x2="9.051cm" svg:y2="5.847cm"><text:p/></draw:line><draw:line draw:name="Linha 6" draw:style-name="gr23" draw:text-style-name="P31" svg:x1="3.191cm" svg:y1="8.856cm" svg:x2="9.569cm" svg:y2="11.583cm"><text:p/></draw:line><draw:line draw:name="Linha 7" draw:style-name="gr23" draw:text-style-name="P31" svg:x1="3.191cm" svg:y1="8.856cm" svg:x2="8.472cm" svg:y2="8.856cm"><text:p/></draw:line><draw:line draw:name="Linha 8" draw:style-name="gr23" draw:text-style-name="P31" svg:x1="3.191cm" svg:y1="8.856cm" svg:x2="8.148cm" svg:y2="14.813cm"><text:p/></draw:line></draw:g></draw:g><draw:line text:anchor-type="paragraph" draw:z-index="0" draw:name="Linha 2" draw:style-name="gr24" draw:text-style-name="P31" svg:x1="3.191cm" svg:y1="8.856cm" svg:x2="9.051cm" svg:y2="5.847cm"><text:p/></draw:line><draw:line text:anchor-type="paragraph" draw:z-index="1" draw:name="Linha 4" draw:style-name="gr24" draw:text-style-name="P31" svg:x1="3.191cm" svg:y1="8.856cm" svg:x2="8.472cm" svg:y2="8.856cm"><text:p/></draw:line><draw:line text:anchor-type="paragraph" draw:z-index="2" draw:name="Linha 5" draw:style-name="gr24" draw:text-style-name="P31" svg:x1="3.191cm" svg:y1="8.856cm" svg:x2="8.472cm" svg:y2="8.856cm"><text:p/></draw:line><text:a xlink:type="simple" xlink:href="https://www.alura.com.br/artigos/o-que-e-ux-research?gclid=CjwKCAjw7cGUBhA9EiwArBAvoufXmwwFmRxtPcqp4c6AfwwbRXbU_6Lnv5PIeIdjUMr0YR4qam9RJhoCjUIQAvD_BwE" office:target-frame-name="_blank" xlink:show="new" text:style-name="Internet_20_link" text:visited-style-name="Visited_20_Internet_20_Link"><text:span text:style-name="Emphasis"><text:span text:style-name="T1"/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 Black" svg:font-family="'Source Code Pro Black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9T17:59:12.151000000</meta:creation-date>
    <dc:date>2023-04-30T18:44:49.254000000</dc:date>
    <meta:editing-duration>PT26M31S</meta:editing-duration>
    <meta:editing-cycles>6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5" meta:word-count="31" meta:character-count="221" meta:non-whitespace-character-count="194"/>
  </office:meta>
</office:document-meta>
</file>